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1._20_in8">
      <style:table-properties table:display="true" style:writing-mode="lr-tb"/>
    </style:style>
    <style:style style:name="ta2" style:family="table" style:master-page-name="PageStyle_5f_2._20_iceKnives32">
      <style:table-properties table:display="true" style:writing-mode="lr-tb"/>
    </style:style>
    <style:style style:name="ta3" style:family="table" style:master-page-name="PageStyle_5f_3._20_prePlate33">
      <style:table-properties table:display="true" style:writing-mode="lr-tb"/>
    </style:style>
    <style:style style:name="ta4" style:family="table" style:master-page-name="PageStyle_5f_4._20_soloH26">
      <style:table-properties table:display="true" style:writing-mode="lr-tb"/>
    </style:style>
    <style:style style:name="ta5" style:family="table" style:master-page-name="PageStyle_5f_5._20_duSky24">
      <style:table-properties table:display="true" style:writing-mode="lr-tb"/>
    </style:style>
    <style:style style:name="ta6" style:family="table" style:master-page-name="PageStyle_5f_6._20_shAllow38">
      <style:table-properties table:display="true" style:writing-mode="lr-tb"/>
    </style:style>
    <style:style style:name="ta7" style:family="table" style:master-page-name="PageStyle_5f_7._20_decEnter27">
      <style:table-properties table:display="true" style:writing-mode="lr-tb"/>
    </style:style>
    <style:style style:name="ta8" style:family="table" style:master-page-name="PageStyle_5f_8._20_sciLetter3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in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in8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Tick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nipp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tern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me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ir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ll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ecim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h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qu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crement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t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lo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s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ont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urr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gu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b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un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g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ne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he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l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ro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pos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off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tra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it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d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ecrement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l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vera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raf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r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p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n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star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External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iceKnives3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iceKnives32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Self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pack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hie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cha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stit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bluepr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stim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pack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Power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range.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d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migrate.n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memory.bl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e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convert.pu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m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interpret.metho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erio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balloon.s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rea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prototype.cop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oun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cosy.ai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ar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forma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Elective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cha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Degre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f.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w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i.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oo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p.i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xyz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pheral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bluepr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Mod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recycle.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cer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i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Nonetheless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prePlate33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style-name="ce1"/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ePlate33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ree &gt; Expert &gt; Debate &gt; Condition &gt; Bread &gt; Alarm &gt; </text:p>
          </table:table-cell>
          <table:table-cell table:style-name="ce16" office:value-type="string" calcext:value-type="string">
            <text:p>Application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procedur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ex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decid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mm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initi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ere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cre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du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process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execu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a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witch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viron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verify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ul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featur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usin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eiz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li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mandatory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o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extra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uthen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devic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cryp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ystem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ecryp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us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pyrigh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offic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rel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nso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mak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di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wav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mi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interest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ay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band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ggreg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reason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ist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lim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lectr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bit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u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whol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unci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_group_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Fuse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ocedur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ith &gt; Easy &gt; Diet &gt; Cost &gt; Brand &gt; Appeal &gt; </text:p>
          </table:table-cell>
          <table:table-cell table:style-name="ce16" office:value-type="string" calcext:value-type="string">
            <text:p>Syntax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A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ea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nage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cur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ha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rchitec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du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aracteris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ec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rganis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r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trument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pre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g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ecialis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rea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vers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form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oo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rminolog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a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sme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a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echanis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j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rpor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he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ass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ha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mun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ativ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wi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knowledge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igh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chnolog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ow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mi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in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ccup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k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mmet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gre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ploma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lo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du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unique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Requiremen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decid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riend &gt; Elite &gt; Dive &gt; Clock &gt; Boat &gt; Ask &gt; </text:p>
          </table:table-cell>
          <table:table-cell table:style-name="ce16" office:value-type="string" calcext:value-type="string">
            <text:p>Scrip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B#2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e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ro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o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ene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diu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two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qui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usto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as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b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sk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ur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e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u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ree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un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symmet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o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mbo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ig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inea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nt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b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v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ea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h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d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intai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og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y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ent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a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at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ie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o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t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pposi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r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imil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s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g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li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p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forma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Heading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initia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un &gt; Esteem &gt; Depict &gt; Castle &gt; Bind &gt; Arts &gt; </text:p>
          </table:table-cell>
          <table:table-cell table:style-name="ce16" office:value-type="string" calcext:value-type="string">
            <text:p>Torre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C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ew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a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ur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u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nalog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erio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t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ando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w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ri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strib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co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oo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pa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icro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n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atc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e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ex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bm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hi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l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ith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ompli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qu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sid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evi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ntin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Un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dap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lob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que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irtu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ogarith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oi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uc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u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ring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ngt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in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i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for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le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Gross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crea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una &amp; Flora &gt; Epic &gt; Dais &gt; Cave &gt; By &gt; All &gt; </text:p>
          </table:table-cell>
          <table:table-cell table:style-name="ce16" office:value-type="string" calcext:value-type="string">
            <text:p>Infrastructur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D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ra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ess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cl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yli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cl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n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dm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gaz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t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erti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mpan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und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o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ropri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abl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tu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ed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sur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noram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or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u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eal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uo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iff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o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s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urd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Quart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il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equen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e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rac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apsu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ircumst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atelli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ev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paq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os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hrow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rr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mp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faul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atib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function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Lexicon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ocess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ct &gt; Elect &gt; Dense &gt; Cream &gt; Bridge &gt; At &gt; </text:p>
          </table:table-cell>
          <table:table-cell table:style-name="ce16" office:value-type="string" calcext:value-type="string">
            <text:p>Quantum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E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plas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amp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lo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po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bstra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ff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lu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ag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lt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mpa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lig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u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ext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oli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pon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uaran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bj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e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ucce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on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quis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ece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ut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ddr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ja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tell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radi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qu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lf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lia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mm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actic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terfa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l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tin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igna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ring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etc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al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ele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jump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odic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execu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lat &gt; Energy &gt; Date &gt; Case &gt; Border &gt; Aim &gt; </text:p>
          </table:table-cell>
          <table:table-cell table:style-name="ce16" office:value-type="string" calcext:value-type="string">
            <text:p>Motor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F#5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as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a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pl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e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a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ceiv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rq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raph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u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he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re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if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la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mple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ig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toty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et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ssembl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o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mplifi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ul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nesi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quali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velo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ta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ceiv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di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ypograph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ur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ploy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scal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mmunic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l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ttribu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hroug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a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he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rrow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uff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u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ctiona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ik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mpl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ing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swing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Wool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switch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luid &gt; Explore &gt; Drive &gt; Choice &gt; Book &gt; And &gt; </text:p>
          </table:table-cell>
          <table:table-cell table:style-name="ce16" office:value-type="string" calcext:value-type="string">
            <text:p>Wrap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G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fi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ai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spon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mpor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ner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plan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is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rtfoli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uthentica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nemon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b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clus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an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ar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bern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c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amespa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ocu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thodolog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ouch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bra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avour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ccesso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olida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iscellane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fe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posito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clus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ste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amp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rv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teri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vest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dvis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ramewor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nonymo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pla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Ultim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st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ess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ed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yp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uthorisa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mar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q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oti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kerne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fterwo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atfor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lbu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problem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otation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verify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ire &gt; Evaluate &gt; Discover &gt; Cone &gt; Base &gt; Assert &gt; </text:p>
          </table:table-cell>
          <table:table-cell table:style-name="ce16" office:value-type="string" calcext:value-type="string">
            <text:p>Hood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H#4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oub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verag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utom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ngu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igin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ramou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iti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log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haracter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erita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rra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tti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lectr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format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erte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centr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ribu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x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bstit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cid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omine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eb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io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v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Knowled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zet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yr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qui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rchar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a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gredi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ercent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edic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ctivit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inuo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uid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ibb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f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ossi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mmer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ntiq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i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m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i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cove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ffsho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pencil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Monumen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style-name="ce1"/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soloH26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oloH26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Accou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ixt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rony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ssoci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us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gener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a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amin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venie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ca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rie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index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nda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ynam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dg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loc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passag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g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mplit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bj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ubst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lph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norm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t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bon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amm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vid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o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acilit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portab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multit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rfa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hoo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ai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dv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ri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ondu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f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refl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am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harmon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ass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ynchroni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mbod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istribu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avou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brok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ess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thumb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Tuesday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duSky24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duSky24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Insta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shAllow38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hAllow38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decEnter27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decEnter27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sciLetter34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ciLetter34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in8" style:display-name="PageStyle_1. in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iceKnives32" style:display-name="PageStyle_2. iceKnives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prePlate33" style:display-name="PageStyle_3. prePlate3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soloH26" style:display-name="PageStyle_4. soloH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duSky24" style:display-name="PageStyle_5. duSky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shAllow38" style:display-name="PageStyle_6. shAllow3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decEnter27" style:display-name="PageStyle_7. decEnter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_20_sciLetter34" style:display-name="PageStyle_8. sciLetter3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203" meta:object-count="0"/>
    <meta:generator>LibreOfficeDev/6.0.5.2$Linux_X86_64 LibreOffice_project/</meta:generator>
  </office:meta>
</office:document-meta>
</file>